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Activities <text:line-break/><text:line-break/>Besides surfing, yoga and relaxing we offer a range of exciting things to do like:</text:span></text:p>
      <text:p text:style-name="P1"/>
      <text:p text:style-name="P1">A visit to </text:p>
      <text:p text:style-name="P1"><text:tab/>- Yala National Park </text:p>
      <text:p text:style-name="P1"><text:tab/>- Tea plantations </text:p>
      <text:p text:style-name="P1"><text:tab/>- snake farm</text:p>
      <text:p text:style-name="P1"><text:tab/>- Rain forest </text:p>
      <text:p text:style-name="P1"/>
      <text:p text:style-name="P1">Skateboarding along ocean road </text:p>
      <text:p text:style-name="P1">Snorkeling </text:p>
      <text:p text:style-name="P1">Discover the Sri Lanken night live along the beaches </text:p>
      <text:p text:style-name="P1">Kayaking or SUP </text:p>
      <text:p text:style-name="P1">Art workshops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1T16:22:19.36</meta:creation-date>
    <dc:date>2015-07-01T17:08:10.72</dc:date>
    <meta:editing-duration>PT8M56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1" meta:word-count="51" meta:character-count="301"/>
  </office:meta>
</office:document-meta>
</file>